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85cm"/>
    </style:style>
    <style:style style:name="co2" style:family="table-column">
      <style:table-column-properties fo:break-before="auto" style:column-width="4.731cm"/>
    </style:style>
    <style:style style:name="co3" style:family="table-column">
      <style:table-column-properties fo:break-before="auto" style:column-width="2.212cm"/>
    </style:style>
    <style:style style:name="co4" style:family="table-column">
      <style:table-column-properties fo:break-before="auto" style:column-width="10.2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</style:style>
    <style:style style:name="ce14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b3b300"/>
    </style:style>
    <style:style style:name="ce3" style:family="table-cell" style:parent-style-name="Default"/>
    <style:style style:name="ce4" style:family="table-cell" style:parent-style-name="Default"/>
    <style:style style:name="ce5" style:family="table-cell" style:parent-style-name="Default"/>
    <style:style style:name="ce19" style:family="table-cell" style:parent-style-name="Default"/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3b3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/>
    <style:style style:name="ce11" style:family="table-cell" style:parent-style-name="Default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6"/>
        <table:table-column table:style-name="co4" table:default-cell-style-name="Default"/>
        <table:table-column table:style-name="co5" table:number-columns-repeated="1017" table:default-cell-style-name="Default"/>
        <table:table-row table:style-name="ro1">
          <table:table-cell table:number-columns-repeated="1022"/>
        </table:table-row>
        <table:table-row table:style-name="ro1">
          <table:table-cell table:style-name="ce1"/>
          <table:table-cell table:style-name="ce1" office:value-type="string" calcext:value-type="string">
            <text:p>Task</text:p>
          </table:table-cell>
          <table:table-cell table:style-name="ce7" office:value-type="string" calcext:value-type="string">
            <text:p>Score</text:p>
          </table:table-cell>
          <table:table-cell table:style-name="ce7" office:value-type="string" calcext:value-type="string">
            <text:p>Status</text:p>
          </table:table-cell>
          <table:table-cell table:style-name="ce1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 Valid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 Bak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ookdev Valid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ookdev Bak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room Valid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Groom</text:span> Bak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uppet Valid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uppet Bak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yout Validatio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Layout</text:span> Bak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nimation Validatio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Animation</text:span> Bak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nder Validatio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Render</text:span> Bak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4" office:value-type="string" calcext:value-type="string">
            <text:p>Build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y Task</text:p>
          </table:table-cell>
          <table:table-cell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2"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3:.C18])" office:value-type="float" office:value="155" calcext:value-type="float">
            <text:p>155</text:p>
          </table:table-cell>
          <table:table-cell table:style-name="ce8" table:formula="of:=SUM([.D3:.D18])" office:value-type="float" office:value="55" calcext:value-type="float">
            <text:p>55</text:p>
          </table:table-cell>
          <table:table-cell table:style-name="ce10"/>
          <table:table-cell table:number-columns-repeated="1017"/>
        </table:table-row>
        <table:table-row table:style-name="ro1">
          <table:table-cell/>
          <table:table-cell table:style-name="ce3"/>
          <table:table-cell table:number-columns-repeated="1020"/>
        </table:table-row>
        <table:table-row table:style-name="ro1">
          <table:table-cell/>
          <table:table-cell table:style-name="ce4" table:formula="of:=([.D20]/[.C20])*100" office:value-type="float" office:value="35.4838709677419" calcext:value-type="float" table:number-columns-spanned="3" table:number-rows-spanned="1">
            <text:p>35.4838709677419</text:p>
          </table:table-cell>
          <table:covered-table-cell table:number-columns-repeated="2"/>
          <table:table-cell table:style-name="ce11"/>
          <table:table-cell table:number-columns-repeated="1017"/>
        </table:table-row>
        <table:table-row table:style-name="ro1">
          <table:table-cell/>
          <table:table-cell table:style-name="ce5"/>
          <table:table-cell table:number-columns-repeated="1020"/>
        </table:table-row>
        <table:table-row table:style-name="ro1">
          <table:table-cell table:number-columns-repeated="1022"/>
        </table:table-row>
        <table:table-row table:style-name="ro1">
          <table:table-cell table:number-columns-repeated="2"/>
          <table:table-cell table:style-name="ce9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pe command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track module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track API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gin - App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uncher – App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on – App</text:p>
          </table:table-cell>
          <table:table-cell office:value-type="float" office:value="50" calcext:value-type="float">
            <text:p>50</text:p>
          </table:table-cell>
          <table:table-cell table:style-name="ce24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Warehouse – App</text:p>
          </table:table-cell>
          <table:table-cell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y Tasks <text:s/>– App</text:p>
          </table:table-cell>
          <table:table-cell office:value-type="float" office:value="50" calcext:value-type="float">
            <text:p>50</text:p>
          </table:table-cell>
          <table:table-cell table:style-name="ce24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aya Toolkits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Image Edit <text:s/>API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Valid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odel Bak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okdev Valid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ookdev Bak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Groom Valid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<text:span text:style-name="T1">Groom</text:span> Bake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ppet Validation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uppet Bake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ayout Validatio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pan text:style-name="T1">Layout</text:span> Bak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nimation Validatio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pan text:style-name="T1">Animation</text:span> Bak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ender Validation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<text:span text:style-name="T1">Render</text:span> Bake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ig Fix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QC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est Show</text:p>
          </table:table-cell>
          <table:table-cell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otal</text:p>
          </table:table-cell>
          <table:table-cell table:style-name="ce8" table:formula="of:=SUM([.C26:.C52])" office:value-type="float" office:value="555" calcext:value-type="float">
            <text:p>555</text:p>
          </table:table-cell>
          <table:table-cell table:style-name="ce8" table:formula="of:=SUM([.D26:.D52])" office:value-type="float" office:value="395" calcext:value-type="float">
            <text:p>395</text:p>
          </table:table-cell>
          <table:table-cell table:number-columns-repeated="1018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19" table:formula="of:=([.D54]/[.C54])*100" office:value-type="float" office:value="71.1711711711712" calcext:value-type="float" table:number-columns-spanned="3" table:number-rows-spanned="1">
            <text:p>71.1711711711712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19">
          <table:table-cell table:number-columns-repeated="1022"/>
        </table:table-row>
        <table:table-row table:style-name="ro1">
          <table:table-cell table:number-columns-repeated="1022"/>
        </table:table-row>
        <calcext:conditional-formats>
          <calcext:conditional-format calcext:target-range-address="Sheet1.E22:Sheet1.E22">
            <calcext:data-bar calcext:gradient="false" calcext:max-length="100" calcext:negative-color="#ff0000" calcext:positive-color="#00ff00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E20:Sheet1.E20">
            <calcext:data-bar calcext:gradient="false" calcext:max-length="100" calcext:negative-color="#ff0000" calcext:positive-color="#00b8ff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B21:Sheet1.B21">
            <calcext:data-bar calcext:gradient="false" calcext:max-length="100" calcext:negative-color="#ff0000" calcext:positive-color="#00b8ff" calcext:axis-color="#000000">
              <calcext:formatting-entry calcext:value="0" calcext:type="number"/>
              <calcext:formatting-entry calcext:value="100" calcext:type="number"/>
            </calcext:data-bar>
          </calcext:conditional-format>
          <calcext:conditional-format calcext:target-range-address="Sheet1.C25:Sheet1.C25">
            <calcext:data-bar calcext:gradient="false" calcext:max-length="100" calcext:negative-color="#ff0000" calcext:positive-color="#0099ff" calcext:axis-color="#000000">
              <calcext:formatting-entry calcext:value="0" calcext:type="number"/>
              <calcext:formatting-entry calcext:value="706" calcext:type="number"/>
            </calcext:data-bar>
          </calcext:conditional-format>
          <calcext:conditional-format calcext:target-range-address="Sheet1.B23:Sheet1.B23">
            <calcext:data-bar calcext:gradient="false" calcext:max-length="100" calcext:negative-color="#ff0000" calcext:positive-color="#0099ff" calcext:axis-color="#000000">
              <calcext:formatting-entry calcext:value="0" calcext:type="number"/>
              <calcext:formatting-entry calcext:value="706" calcext:type="number"/>
            </calcext:data-bar>
          </calcext:conditional-format>
          <calcext:conditional-format calcext:target-range-address="Sheet1.B22:Sheet1.B22">
            <calcext:data-bar calcext:gradient="false" calcext:max-length="100" calcext:negative-color="#ff0000" calcext:positive-color="#0099ff" calcext:axis-color="#000000">
              <calcext:formatting-entry calcext:value="0" calcext:type="number"/>
              <calcext:formatting-entry calcext:value="706" calcext:type="number"/>
            </calcext:data-bar>
          </calcext:conditional-format>
          <calcext:conditional-format calcext:target-range-address="Sheet1.B56:Sheet1.B56">
            <calcext:data-bar calcext:gradient="false" calcext:max-length="100" calcext:negative-color="#00a933" calcext:positive-color="#0099ff" calcext:axis-color="#000000">
              <calcext:formatting-entry calcext:value="0" calcext:type="number"/>
              <calcext:formatting-entry calcext:value="100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3">00/00/0000</text:date>, <text:time style:data-style-name="N2" text:time-value="21:34:32.2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3T18:26:11.070000000</meta:creation-date>
    <dc:date>2022-05-13T21:54:52.507000000</dc:date>
    <meta:editing-duration>PT52M13S</meta:editing-duration>
    <meta:editing-cycles>20</meta:editing-cycles>
    <meta:generator>LibreOffice/7.1.2.2$Windows_X86_64 LibreOffice_project/8a45595d069ef5570103caea1b71cc9d82b2aae4</meta:generator>
    <meta:document-statistic meta:table-count="1" meta:cell-count="139" meta:object-count="0"/>
  </office:meta>
</office:document-meta>
</file>